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Calibri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Calibri" fo:font-weight="normal" style:font-weight-asian="normal" style:font-weight-complex="normal"/>
    </style:style>
    <style:style style:name="P5" style:family="paragraph" style:parent-style-name="Standard">
      <style:text-properties style:font-name="Calibri" fo:font-style="italic" style:font-style-asian="italic" style:font-style-complex="italic"/>
    </style:style>
    <style:style style:name="P6" style:family="paragraph" style:parent-style-name="Standard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style:font-name="Calibri" fo:font-weight="normal" style:font-weight-asian="normal" style:font-weight-complex="normal"/>
    </style:style>
    <style:style style:name="P10" style:family="paragraph" style:parent-style-name="Standard">
      <style:text-properties style:font-name="Calibri" fo:font-weight="bold" officeooo:paragraph-rsid="000cbf64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weight="normal" officeooo:rsid="000cbf64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bf64" style:font-weight-asian="normal" style:font-weight-complex="normal"/>
    </style:style>
    <style:style style:name="T6" style:family="text">
      <style:text-properties officeooo:rsid="000cbf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etto: sistema di controllo output di una produzione</text:p>
      <text:p text:style-name="P1"/>
      <text:p text:style-name="P1"/>
      <text:p text:style-name="P3">Lista hardware necessario:</text:p>
      <text:p text:style-name="P1"/>
      <text:p text:style-name="P1">Sensore prossimità infrarosso IR fotoelettrico ottico:<text:span text:style-name="T4"> <text:s/>1,99 €</text:span></text:p>
      <text:p text:style-name="P1"/>
      <text:p text:style-name="Standard"><text:a xlink:type="simple" xlink:href="http://www.ebay.it/itm/Sensore-prossimita-infrarosso-IR-fotoelettrico-ottico-ostacoli-arduino-Raspberry-/291789922560?hash=item43f008e100:g:Z0gAAOSwrhlXTfHR#shpCntId" text:style-name="Internet_20_link" text:visited-style-name="Visited_20_Internet_20_Link"><text:span text:style-name="T2">http://www.ebay.it/itm/Sensore-prossimita-infrarosso-IR-fotoelettrico-ottico-ostacoli-arduino-Raspberry-/291789922560?hash=item43f008e100:g:Z0gAAOSwrhlXTfHR#shpCntId</text:span></text:a></text:p>
      <text:p text:style-name="P1"/>
      <text:p text:style-name="P7"><text:span text:style-name="T1">Arduino uno compatibile + cavo usb + cavo jack alimentazione: </text:span><text:span text:style-name="T2">6 €</text:span></text:p>
      <text:p text:style-name="P4"/>
      <text:p text:style-name="Standard"><text:a xlink:type="simple" xlink:href="http://www.ebay.it/itm/SCHEDA-ARDUINO-R3-UNO-OEM-COMPATIBILE-CLONE-ATMEGA328P-CAVO-USB-ALIMENTATORE-/291361322455?hash=item43d67cf5d7:g:aooAAOSw-W5UwQsH" text:style-name="Internet_20_link" text:visited-style-name="Visited_20_Internet_20_Link"><text:span text:style-name="T2">http://www.ebay.it/itm/SCHEDA-ARDUINO-R3-UNO-OEM-COMPATIBILE-CLONE-ATMEGA328P-CAVO-USB-ALIMENTATORE-/291361322455?hash=item43d67cf5d7:g:aooAAOSw-W5UwQsH</text:span></text:a></text:p>
      <text:p text:style-name="Standard"/>
      <text:p text:style-name="P1">Arduino ethernet shield: <text:s/><text:span text:style-name="T4">9 €</text:span></text:p>
      <text:p text:style-name="P4"/>
      <text:p text:style-name="Standard"><text:a xlink:type="simple" xlink:href="http://www.ebay.it/itm/Ethernet-Shield-W5100-SD-Slot-Expansion-Arduino-2015-UNO-Mega-1280-2560-TE146-/261851449118?hash=item3cf790071e:g:UI0AAOSwZJlXNF4v" text:style-name="Internet_20_link" text:visited-style-name="Visited_20_Internet_20_Link"><text:span text:style-name="T2">http://www.ebay.it/itm/Ethernet-Shield-W5100-SD-Slot-Expansion-Arduino-2015-UNO-Mega-1280-2560-TE146-/261851449118?hash=item3cf790071e:g:UI0AAOSwZJlXNF4v</text:span></text:a></text:p>
      <text:p text:style-name="Standard"/>
      <text:p text:style-name="P7"><text:span text:style-name="T1">Jumpers FF, MF, MM: </text:span><text:span text:style-name="T2"><text:s/>5,74 €</text:span></text:p>
      <text:p text:style-name="P1"/>
      <text:p text:style-name="Standard"><text:a xlink:type="simple" xlink:href="http://www.ebay.it/itm/20cm-Dupont-Jumper-Wire-Ribbon-GPIO-Cable-Pi-Breadboard-F-F-M-M-F-M-TE461-/322105513065?hash=item4afefc1469:g:gowAAOSwbPxXPrdk" text:style-name="Internet_20_link" text:visited-style-name="Visited_20_Internet_20_Link"><text:span text:style-name="T2">http://www.ebay.it/itm/20cm-Dupont-Jumper-Wire-Ribbon-GPIO-Cable-Pi-Breadboard-F-F-M-M-F-M-TE461-/322105513065?hash=item4afefc1469:g:gowAAOSwbPxXPrdk</text:span></text:a></text:p>
      <text:p text:style-name="P4"/>
      <text:p text:style-name="P10"><text:span text:style-name="T6">Zoccolo femmina PS2</text:span>: <text:span text:style-name="T4"><text:s/></text:span><text:span text:style-name="T5">3,00</text:span><text:span text:style-name="T4"> €</text:span></text:p>
      <text:p text:style-name="P4"/>
      <text:p text:style-name="Standard"><text:a xlink:type="simple" xlink:href="http://www.ebay.it/itm/Modulo-PS-2-Adattatore-Mouse-Tastiera-Arduino-Raspberry-PIC-Atmega-PS2-Jack-/172071662050?hash=item28104531e2:g:1YQAAOSwT6pVqoqa" text:style-name="Internet_20_link" text:visited-style-name="Visited_20_Internet_20_Link"><text:span text:style-name="T3">http://www.ebay.it/itm/Modulo-PS-2-Adattatore-Mouse-Tastiera-Arduino-Raspberry-PIC-Atmega-PS2-Jack-/172071662050?hash=item28104531e2:g:1YQAAOSwT6pVqoqa</text:span></text:a></text:p>
      <text:p text:style-name="P4"/>
      <text:p text:style-name="P4"/>
      <text:p text:style-name="P1"/>
      <text:p text:style-name="P8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4:14:53.73</meta:creation-date>
    <dc:date>2016-06-16T11:14:52.947000000</dc:date>
    <meta:editing-duration>PT1H57M38S</meta:editing-duration>
    <meta:editing-cycles>6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12" meta:word-count="52" meta:character-count="1062" meta:non-whitespace-character-count="1018"/>
  </office:meta>
</office:document-meta>
</file>